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lectionMatchersTest.shouldNotMatchYetAg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flectionMatchers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MatchersTest.shouldNotMatchWithFieldsExclu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flectionMatchersTest.shouldNotMatchWhenFieldValuesDi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flectionMatchersTest.shouldNotMatchAg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flectionMatchersTest.shouldNo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flectionMatchersTest.shouldMatchWhenFieldValuesEqualWithOneFieldExclu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ent.Parent( int parentField , String protectedParent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MatchersTest.shouldMatchWhenFieldValuesEqualWithTwoFieldsExclu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MatchersTest.shouldMatchWhenFieldValuesEq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ild.Child( int parentField , String protectedParentField , int childFieldOne , Object childFieldTw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